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51cm"/>
    </style:style>
    <style:style style:name="co2" style:family="table-column">
      <style:table-column-properties fo:break-before="auto" style:column-width="11.804cm"/>
    </style:style>
    <style:style style:name="co3" style:family="table-column">
      <style:table-column-properties fo:break-before="auto" style:column-width="6.839cm"/>
    </style:style>
    <style:style style:name="co4" style:family="table-column">
      <style:table-column-properties fo:break-before="auto" style:column-width="4.209cm"/>
    </style:style>
    <style:style style:name="co5" style:family="table-column">
      <style:table-column-properties fo:break-before="auto" style:column-width="4.362cm"/>
    </style:style>
    <style:style style:name="co6" style:family="table-column">
      <style:table-column-properties fo:break-before="auto" style:column-width="4.022cm"/>
    </style:style>
    <style:style style:name="co7" style:family="table-column">
      <style:table-column-properties fo:break-before="auto" style:column-width="3.651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4.951cm"/>
    </style:style>
    <style:style style:name="co10" style:family="table-column">
      <style:table-column-properties fo:break-before="auto" style:column-width="13.27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1.22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background-color="#e6e6e6" fo:wrap-option="wrap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7" style:family="table-cell" style:parent-style-name="Default">
      <style:table-cell-properties fo:border="0.06pt solid #000000" style:vertical-align="middle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Soporte a migración&quot;;&quot;Soporte a aplicación de parches&quot;;&quot;Soporte a nuevo despliegue&quot;;&quot;Soporte en análisis de implantación de nuevas funcionalidades&quot;;&quot;Soporte en análisis de alta disponibilidad&quot;;&quot;Soporte en análisis de particionamiento&quot;;&quot;Soporte en análisis de historificación&quot;;&quot;Soporte en análisis capacidad&quot;;&quot;Soporte en definición arquitectura&quot;;&quot;Soporte a instalación/configuración de producto&quot;;&quot;Revisión de rendimiento&quot;;&quot;Revisión de configuración&quot;;&quot;Envío de información proactiva periódica (versiones, parches, alertas, bugs, notas, eventos, etc...)&quot;;&quot;Otros&quot;)" table:allow-empty-cell="true" table:display-list="unsorted" table:base-cell-address="Hoja1.B10">
          <table:error-message table:message-type="stop" table:display="true"/>
        </table:content-validation>
        <table:content-validation table:name="val2" table:condition="of:cell-content-is-in-list(&quot;RDBMS - Oracle Database&quot;;&quot;RDBMS - Partitioning&quot;;&quot;RDBMS - Oracle Enterprise Manager / Grid Control&quot;;&quot;RDBMS - RAC&quot;;&quot;RDBMS - Clusterware&quot;;&quot;RDBMS - RMAN&quot;;&quot;RDBMS - ASM&quot;;&quot;RDBMS - DataGuard&quot;;&quot;RDBMS - Otros&quot;;&quot;Middleware - Weblogic Server&quot;;&quot;Middleware - OAS&quot;;&quot;Middleware - Oracle Enterprise Manager / Grid Control&quot;;&quot;Middleware - Developer Suite&quot;;&quot;Middleware - Forms&amp;Reports&quot;;&quot;Middleware - Discoverer&quot;;&quot;Middleware - Otros&quot;;&quot;IdM&quot;;&quot;Otro producto&quot;;&quot;General/Varios&quot;)" table:allow-empty-cell="true" table:display-list="unsorted" table:base-cell-address="Hoja1.C10">
          <table:error-message table:message-type="stop" table:display="true"/>
        </table:content-validation>
        <table:content-validation table:name="val3" table:condition="of:cell-content-is-in-list(&quot;SI&quot;;&quot;NO&quot;)" table:allow-empty-cell="true" table:display-list="unsorted" table:base-cell-address="Hoja1.D5"/>
        <table:content-validation table:name="val4" table:condition="of:cell-content-is-in-list(&quot;NUEVA NECESIDAD&quot;;&quot;PLAN SOPORTE 2014&quot;)" table:allow-empty-cell="true" table:display-list="unsorted" table:base-cell-address="Hoja1.D10">
          <table:error-message table:message-type="stop" table:display="true"/>
        </table:content-validation>
        <table:content-validation table:name="val5" table:condition="of:cell-content-is-in-list(&quot;actuación individual&quot;;&quot;semanal&quot;;&quot;quincenal&quot;;&quot;mensual&quot;;&quot;trimestral&quot;;&quot;semestral&quot;;&quot;anual&quot;)" table:allow-empty-cell="true" table:display-list="unsorted" table:base-cell-address="Hoja1.E10">
          <table:error-message table:message-type="stop" table:display="true"/>
        </table:content-validation>
        <table:content-validation table:name="val6" table:condition="of:cell-content-is-in-list(&quot;SI&quot;;&quot;NO&quot;)" table:allow-empty-cell="true" table:display-list="unsorted" table:base-cell-address="Hoja1.G10">
          <table:error-message table:message-type="stop" table:display="true"/>
        </table:content-validation>
        <table:content-validation table:name="val7" table:condition="of:cell-content-is-in-list(&quot;ALTO&quot;;&quot;MEDIO&quot;;&quot;BAJO&quot;)" table:allow-empty-cell="true" table:display-list="unsorted" table:base-cell-address="Hoja1.H10">
          <table:error-message table:message-type="stop" table:display="true"/>
        </table:content-validation>
        <table:content-validation table:name="val8" table:condition="of:cell-content-is-in-list(&quot;ALTA&quot;;&quot;MEDIA&quot;;&quot;BAJA&quot;)" table:allow-empty-cell="true" table:display-list="unsorted" table:base-cell-address="Hoja1.I10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>
            <text:p>Organismo:</text:p>
          </table:table-cell>
          <table:table-cell table:style-name="ce6"/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>
            <text:p>Contacto que reporta:</text:p>
          </table:table-cell>
          <table:table-cell table:style-name="ce6"/>
          <table:table-cell table:style-name="ce1" table:number-columns-repeated="9"/>
          <table:table-cell table:number-columns-repeated="1012"/>
        </table:table-row>
        <table:table-row table:style-name="ro2">
          <table:table-cell table:style-name="ce1"/>
          <table:table-cell table:style-name="ce4" office:value-type="string" calcext:value-type="string" table:number-columns-spanned="2" table:number-rows-spanned="1">
            <text:p>¿Prevee la necesidad de realizar en 2015 actuaciones complejas sobre productos Oracle sobre los que requiera soporte al SCO?</text:p>
          </table:table-cell>
          <table:covered-table-cell table:style-name="ce6"/>
          <table:table-cell table:style-name="ce6" table:content-validation-name="val3"/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Si su respuesta es SI, rellene a continuación. Si su repuesta es NO, ha finalizado</text:p>
          </table:table-cell>
          <table:covered-table-cell table:number-columns-repeated="2"/>
          <table:table-cell table:style-name="ce1" table:number-columns-repeated="8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/>
          <table:table-cell table:style-name="ce3" office:value-type="string" calcext:value-type="string">
            <text:p>TIPO ASISTENCIA</text:p>
          </table:table-cell>
          <table:table-cell table:style-name="ce3" office:value-type="string" calcext:value-type="string">
            <text:p>PRODUCTO/TECNOLOGIA AFECTADO</text:p>
          </table:table-cell>
          <table:table-cell table:style-name="ce3" office:value-type="string" calcext:value-type="string">
            <office:annotation draw:style-name="gr1" draw:text-style-name="P1" svg:width="2.899cm" svg:height="4.151cm" svg:x="24.413cm" svg:y="4.52cm" draw:caption-point-x="-0.521cm" draw:caption-point-y="1.531cm">
              <dc:date>2015-01-23T00:00:00</dc:date>
              <text:p text:style-name="P1"><text:span text:style-name="T1">Indicar si la actuación ya se identificó en el plan de soporte del año pasado o es una necesidad nueva no conocida por el equipo de Oracle</text:span></text:p>
            </office:annotation>
            <text:p>ORIGEN</text:p>
          </table:table-cell>
          <table:table-cell table:style-name="ce3" office:value-type="string" calcext:value-type="string">
            <text:p>PERIODICIDAD</text:p>
          </table:table-cell>
          <table:table-cell table:style-name="ce3" office:value-type="string" calcext:value-type="string">
            <office:annotation draw:style-name="gr1" draw:text-style-name="P1" svg:width="2.899cm" svg:height="1.781cm" svg:x="32.765cm" svg:y="4.52cm" draw:caption-point-x="-0.489cm" draw:caption-point-y="1.531cm">
              <dc:date>2015-01-23T00:00:00</dc:date>
              <text:p text:style-name="P1"><text:span text:style-name="T1">Indicar día, mes o trimestre, en función de la certeza</text:span></text:p>
            </office:annotation>
            <text:p>FECHA DESEADA / PREVISTA</text:p>
          </table:table-cell>
          <table:table-cell table:style-name="ce3" office:value-type="string" calcext:value-type="string">
            <text:p>POSIBILIDAD DE REPLANIFICACIÓN</text:p>
          </table:table-cell>
          <table:table-cell table:style-name="ce3" office:value-type="string" calcext:value-type="string">
            <office:annotation draw:style-name="gr1" draw:text-style-name="P1" svg:width="2.899cm" svg:height="2.176cm" svg:x="40.178cm" svg:y="4.539cm" draw:caption-point-x="-0.6cm" draw:caption-point-y="1.512cm">
              <dc:date>2015-01-23T00:00:00</dc:date>
              <text:p text:style-name="P1"><text:span text:style-name="T1">Grado de certeza sobre si la actuación se ejecutará o no este año</text:span></text:p>
            </office:annotation>
            <text:p>GRADO CERTEZA</text:p>
          </table:table-cell>
          <table:table-cell table:style-name="ce3" office:value-type="string" calcext:value-type="string">
            <text:p>PRIORIDAD</text:p>
          </table:table-cell>
          <table:table-cell table:style-name="ce3" office:value-type="string" calcext:value-type="string">
            <office:annotation draw:style-name="gr1" draw:text-style-name="P1" svg:width="2.899cm" svg:height="2.966cm" svg:x="47.932cm" svg:y="4.52cm" draw:caption-point-x="-0.432cm" draw:caption-point-y="1.531cm">
              <dc:date>2015-01-23T00:00:00</dc:date>
              <text:p text:style-name="P1"><text:span text:style-name="T1">Grado de autonomía del equipo de administración de sistemas y BBDD del organismo</text:span></text:p>
            </office:annotation>
            <text:p>GRADO AUTONOMÍA</text:p>
          </table:table-cell>
          <table:table-cell table:style-name="ce3" office:value-type="string" calcext:value-type="string">
            <text:p>MÁS INFORMACIÓN SOBRE LA ACTUACIÓN / OBSERVACIONES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6" table:content-validation-name="val1"/>
          <table:table-cell table:style-name="ce7" table:content-validation-name="val2"/>
          <table:table-cell table:style-name="ce7" table:content-validation-name="val4"/>
          <table:table-cell table:style-name="ce7" table:content-validation-name="val5"/>
          <table:table-cell table:style-name="ce6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6" table:content-validation-name="val7"/>
          <table:table-cell table:style-name="ce7"/>
          <table:table-cell table:style-name="ce1"/>
          <table:table-cell table:number-columns-repeated="1012"/>
        </table:table-row>
        <table:table-row table:style-name="ro1" table:number-rows-repeated="88">
          <table:table-cell table:style-name="ce1"/>
          <table:table-cell table:style-name="ce6" table:content-validation-name="val1"/>
          <table:table-cell table:style-name="ce7" table:content-validation-name="val2"/>
          <table:table-cell table:style-name="ce7" table:content-validation-name="val4"/>
          <table:table-cell table:style-name="ce7" table:content-validation-name="val5"/>
          <table:table-cell table:style-name="ce6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6" table:content-validation-name="val7"/>
          <table:table-cell table:style-name="ce6"/>
          <table:table-cell table:style-name="ce1"/>
          <table:table-cell table:number-columns-repeated="1012"/>
        </table:table-row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1" table:number-rows-repeated="96">
          <table:table-cell/>
          <table:table-cell table:content-validation-name="val1"/>
          <table:table-cell table:number-columns-repeated="1022"/>
        </table:table-row>
        <table:table-row table:style-name="ro1" table:number-rows-repeated="104837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5-01-13T13:26:46.398474406</meta:creation-date>
    <dc:date>2015-01-26T14:32:03.646967913</dc:date>
    <dc:creator>laura </dc:creator>
    <meta:editing-duration>PT1H35M52S</meta:editing-duration>
    <meta:editing-cycles>3</meta:editing-cycles>
    <meta:generator>LibreOffice/4.1.3.2$Linux_x86 LibreOffice_project/70feb7d99726f064edab4605a8ab840c50ec57a</meta:generator>
    <meta:document-statistic meta:table-count="1" meta:cell-count="14" meta:object-count="0"/>
  </office:meta>
</office:document-meta>
</file>